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e8f2a1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1.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3.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3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3.6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3.8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127622" loext:opacity="100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127622" loext:opacity="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color="#127622" loext:opacity="100%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127622" loext:opacity="100%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color="#127622" loext:opacity="100%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127622" loext:opacity="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127622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127622" loext:opacity="100%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127622" loext:opacity="10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127622" loext:opacity="100%" fo:font-size="42pt" fo:font-style="normal" fo:font-weight="normal" style:font-size-asian="42pt" style:font-style-asian="normal" style:font-weight-asian="normal" style:font-size-complex="42pt" style:font-style-complex="normal" style:font-weight-complex="normal"/>
    </style:style>
    <style:style style:name="T9" style:family="text">
      <style:text-properties fo:color="#127622" loext:opacity="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127622" loext:opacity="100%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1" style:family="text">
      <style:text-properties fo:color="#127622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color="#127622" loext:opacity="100%" fo:font-size="88pt" fo:font-style="normal" fo:font-weight="bold" style:font-size-asian="88pt" style:font-style-asian="normal" style:font-weight-asian="bold" style:font-size-complex="88pt" style:font-style-complex="normal" style:font-weight-complex="bold"/>
    </style:style>
    <style:style style:name="T13" style:family="text">
      <style:text-properties fo:color="#127622" loext:opacity="100%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4" style:family="text">
      <style:text-properties fo:color="#127622" loext:opacity="100%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5" style:family="text">
      <style:text-properties fo:color="#127622" loext:opacity="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127622" loext:opacity="100%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7" style:family="text">
      <style:text-properties fo:color="#127622" loext:opacity="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color="#127622" loext:opacity="100%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9" style:family="text">
      <style:text-properties fo:color="#127622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color="#127622" loext:opacity="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127622" loext:opacity="100%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2" style:family="text">
      <style:text-properties fo:color="#127622" loext:opacity="100%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23" style:family="text">
      <style:text-properties fo:color="#127622" loext:opacity="100%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T24" style:family="text">
      <style:text-properties fo:color="#127622" loext:opacity="100%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color="#127622" loext:opacity="100%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6" style:family="text">
      <style:text-properties fo:color="#127622" loext:opacity="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color="#127622" loext:opacity="100%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8" style:family="text">
      <style:text-properties fo:color="#127622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color="#127622" loext:opacity="100%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30" style:family="text">
      <style:text-properties fo:color="#127622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127622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035cm" svg:height="11.97cm" svg:x="1cm" svg:y="1cm">
          <draw:text-box>
            <text:p text:style-name="P1"><text:span text:style-name="T1">TEACHING THE SYSTEM</text:span><text:span text:style-name="T2"> </text:span></text:p>
            <text:p text:style-name="P1"><text:span text:style-name="T3">to understand what you say</text:span></text:p>
            <text:p text:style-name="P1"><text:span text:style-name="T4">is a much better investment than</text:span></text:p>
            <text:p text:style-name="P1"><text:span text:style-name="T5">LEARNING THE LANGUAGE</text:span><text:span text:style-name="T6"> </text:span></text:p>
            <text:p text:style-name="P1"><text:span text:style-name="T7">the system can understand</text:span><text:span text:style-name="T8"> </text:span></text:p>
          </draw:text-box>
        </draw:frame>
      </draw:page>
      <draw:page draw:name="page2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9">SHORT-TERM</text:span><text:span text:style-name="T9"><text:line-break/></text:span><text:span text:style-name="T10">CONVENIENCE</text:span></text:p>
            <text:p text:style-name="P1"><text:span text:style-name="T1">results in</text:span></text:p>
            <text:p text:style-name="P1"><text:span text:style-name="T11"/></text:p>
            <text:p text:style-name="P1"><text:span text:style-name="T9">LONG-TERM</text:span></text:p>
            <text:p text:style-name="P1"><text:span text:style-name="T12">PROBLEMS</text:span></text:p>
          </draw:text-box>
        </draw:frame>
      </draw:page>
      <draw:page draw:name="page3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13">ADAPT THE TOOLS</text:span><text:span text:style-name="T6"> </text:span></text:p>
            <text:p text:style-name="P1"><text:span text:style-name="T6">to your needs and way of thinking</text:span><text:span text:style-name="T13"><text:line-break/></text:span><text:span text:style-name="T14">STOP !</text:span></text:p>
            <text:p text:style-name="P1"><text:span text:style-name="T3">ADAPTING YOUR THINKING</text:span></text:p>
            <text:p text:style-name="P1"><text:span text:style-name="T6">to the requirements of the tools</text:span></text:p>
          </draw:text-box>
        </draw:frame>
      </draw:page>
      <draw:page draw:name="page4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1">MULTIPLE NAMES</text:span></text:p>
            <text:p text:style-name="P1"><text:span text:style-name="T1"><text:s/></text:span><text:span text:style-name="T1">FOR THE SAME</text:span></text:p>
            <text:p text:style-name="P1"><text:span text:style-name="T1">are a welcome variety</text:span></text:p>
            <text:p text:style-name="P1"><text:span text:style-name="T5">SAME NAME </text:span></text:p>
            <text:p text:style-name="P1"><text:span text:style-name="T15">with ambiguous meanings in similar context</text:span></text:p>
            <text:p text:style-name="P1"><text:span text:style-name="T5">food for confusion</text:span></text:p>
          </draw:text-box>
        </draw:frame>
      </draw:page>
      <draw:page draw:name="page5" draw:style-name="dp1" draw:master-page-name="Default">
        <draw:frame draw:style-name="gr2" draw:text-style-name="P2" draw:layer="layout" svg:width="27.987cm" svg:height="13.97cm" svg:x="0cm" svg:y="0cm">
          <draw:text-box>
            <text:p text:style-name="P1"><text:span text:style-name="T3">Symbol, variable, identifier, …</text:span></text:p>
            <text:p text:style-name="P1"><text:span text:style-name="T3">all of these are nothing else</text:span></text:p>
            <text:p text:style-name="P1"><text:span text:style-name="T3">as an</text:span></text:p>
            <text:p text:style-name="P1"><text:span text:style-name="T16">ADDRESS</text:span></text:p>
          </draw:text-box>
        </draw:frame>
      </draw:page>
      <draw:page draw:name="page6" draw:style-name="dp1" draw:master-page-name="Default">
        <draw:frame draw:style-name="gr2" draw:text-style-name="P3" draw:layer="layout" svg:width="28.305cm" svg:height="13.97cm" svg:x="0cm" svg:y="0cm">
          <draw:text-box>
            <text:p text:style-name="P1"><text:span text:style-name="T17">Single COMMANDS are always</text:span></text:p>
            <text:p text:style-name="P1"><text:span text:style-name="T17">STANDALONE <text:s/>TOKENS</text:span></text:p>
            <text:p text:style-name="P1"><text:span text:style-name="T17"/></text:p>
            <text:p text:style-name="P1"><text:span text:style-name="T17">If a command requires DATA </text:span><text:span text:style-name="T4"><text:s/></text:span></text:p>
            <text:p text:style-name="P1"><text:span text:style-name="T17">assign/prepare/provide</text:span></text:p>
            <text:p text:style-name="P1"><text:span text:style-name="T17"><text:s/></text:span><text:span text:style-name="T17">the data BEFORE</text:span><text:span text:style-name="T4"> </text:span><text:span text:style-name="T17">running the</text:span></text:p>
            <text:p text:style-name="P1"><text:span text:style-name="T17">command</text:span></text:p>
          </draw:text-box>
        </draw:frame>
      </draw:page>
      <draw:page draw:name="page7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4">The</text:span><text:span text:style-name="T17"> SPACE CHARACTER </text:span><text:span text:style-name="T4">and</text:span></text:p>
            <text:p text:style-name="P1"><text:span text:style-name="T4">space </text:span><text:span text:style-name="T17">REPETITIONS</text:span><text:span text:style-name="T4"> have a </text:span><text:span text:style-name="T17">MEANING</text:span></text:p>
            <text:p text:style-name="P1"><text:span text:style-name="T7">--------------------------------------------------------- </text:span></text:p>
            <text:p text:style-name="P1"><text:span text:style-name="T18">TEXT SECTION</text:span><text:span text:style-name="T6"> </text:span><text:span text:style-name="T4">embedded in</text:span></text:p>
            <text:p text:style-name="P1"><text:span text:style-name="T19">DOUBLE / TRIPLE / QUADRUPLE</text:span></text:p>
            <text:p text:style-name="P1"><text:span text:style-name="T18">SPACES</text:span><text:span text:style-name="T3"> </text:span></text:p>
            <text:p text:style-name="P1"><text:span text:style-name="T20">gains an own special meaning with support for nesting </text:span></text:p>
            <text:p text:style-name="P1"><text:span text:style-name="T20">by embedding them in higher order space character repetitions</text:span></text:p>
          </draw:text-box>
        </draw:frame>
      </draw:page>
      <draw:page draw:name="page8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3">CAPITAL LETTERS</text:span></text:p>
            <text:p text:style-name="P1"><text:span text:style-name="T6">at start of a token mean that the token refers to</text:span></text:p>
            <text:p text:style-name="P1"><text:span text:style-name="T3">MULTIPLE ELEMENTS</text:span><text:span text:style-name="T6"> </text:span></text:p>
            <text:p text:style-name="P1"><text:span text:style-name="T4">where small letters imply</text:span></text:p>
            <text:p text:style-name="P1"><text:span text:style-name="T4">reference to only one element</text:span></text:p>
          </draw:text-box>
        </draw:frame>
      </draw:page>
      <draw:page draw:name="page9" draw:style-name="dp1" draw:master-page-name="Default">
        <draw:frame draw:style-name="gr3" draw:text-style-name="P2" draw:layer="layout" svg:width="27.987cm" svg:height="13.962cm" svg:x="0cm" svg:y="0cm">
          <draw:text-box>
            <text:p text:style-name="P1"><text:span text:style-name="T21">STOP!</text:span><text:span text:style-name="T6"> reading</text:span><text:span text:style-name="T3"> explanations</text:span></text:p>
            <text:p text:style-name="P1"><text:span text:style-name="T9"/></text:p>
            <text:p text:style-name="P1"><text:span text:style-name="T22">UNDERSTANDING</text:span></text:p>
            <text:p text:style-name="P1"><text:span text:style-name="T5"/></text:p>
            <text:p text:style-name="P1"><text:span text:style-name="T6">is build upon experimentation and </text:span><text:span text:style-name="T6">open minded observation </text:span></text:p>
          </draw:text-box>
        </draw:frame>
      </draw:page>
      <draw:page draw:name="page10" draw:style-name="dp1" draw:master-page-name="Default">
        <draw:frame draw:style-name="gr3" draw:text-style-name="P2" draw:layer="layout" svg:width="27.987cm" svg:height="13.962cm" svg:x="0cm" svg:y="0cm">
          <draw:text-box>
            <text:p text:style-name="P1"><text:span text:style-name="T21">ALL</text:span><text:span text:style-name="T6"> what a COMPUTER </text:span><text:span text:style-name="T3">does is</text:span></text:p>
            <text:p text:style-name="P1"><text:span text:style-name="T23">TRANSLATION</text:span></text:p>
            <text:p text:style-name="P1"><text:span text:style-name="T6">of one number</text:span></text:p>
            <text:p text:style-name="P1"><text:span text:style-name="T6">to another number</text:span></text:p>
          </draw:text-box>
        </draw:frame>
      </draw:page>
      <draw:page draw:name="page11" draw:style-name="dp1" draw:master-page-name="Default">
        <draw:frame draw:style-name="gr3" draw:text-style-name="P2" draw:layer="layout" svg:width="27.987cm" svg:height="13.962cm" svg:x="0cm" svg:y="0cm">
          <draw:text-box>
            <text:p text:style-name="P1"><text:span text:style-name="T24">REQUIRED for a SUCCESSFUL</text:span></text:p>
            <text:p text:style-name="P1"><text:span text:style-name="T22">TRANSLATION</text:span></text:p>
            <text:p text:style-name="P1"><text:span text:style-name="T6">is to clearly see which </text:span></text:p>
            <text:p text:style-name="P1"><text:span text:style-name="T16">LANGUAGES</text:span></text:p>
            <text:p text:style-name="P1"><text:span text:style-name="T6">you need to translate between</text:span></text:p>
          </draw:text-box>
        </draw:frame>
      </draw:page>
      <draw:page draw:name="page12" draw:style-name="dp1" draw:master-page-name="Default">
        <draw:frame draw:style-name="gr4" draw:text-style-name="P2" draw:layer="layout" svg:width="27.893cm" svg:height="13.922cm" svg:x="0.047cm" svg:y="0.048cm">
          <draw:text-box>
            <text:p text:style-name="P1"><text:span text:style-name="T12">LESS OPTIONS</text:span></text:p>
            <text:p text:style-name="P1"><text:span text:style-name="T15"/></text:p>
            <text:p text:style-name="P1"><text:span text:style-name="T6">result in</text:span></text:p>
            <text:p text:style-name="P1"><text:span text:style-name="T20"/></text:p>
            <text:p text:style-name="P1"><text:span text:style-name="T10">FEWER PROBLEMS</text:span></text:p>
          </draw:text-box>
        </draw:frame>
      </draw:page>
      <draw:page draw:name="page13" draw:style-name="dp1" draw:master-page-name="Default">
        <draw:frame draw:style-name="gr5" draw:text-style-name="P2" draw:layer="layout" svg:width="27.94cm" svg:height="14.078cm" svg:x="0cm" svg:y="-0.108cm">
          <draw:text-box>
            <text:p text:style-name="P1"><text:span text:style-name="T10">LANGUAGE</text:span></text:p>
            <text:p text:style-name="P1"><text:span text:style-name="T19">has the power to</text:span></text:p>
            <text:p text:style-name="P1"><text:span text:style-name="T16">SHAPE PERCEPTIONS</text:span></text:p>
            <text:p text:style-name="P1"><text:span text:style-name="T19">Creative use of words and phrases results in welcome </text:span></text:p>
            <text:p text:style-name="P1"><text:span text:style-name="T1">SHIFTS IN MINDSET</text:span></text:p>
          </draw:text-box>
        </draw:frame>
      </draw:page>
      <draw:page draw:name="page14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10">THE VOCABULARY</text:span><text:span text:style-name="T6"> </text:span></text:p>
            <text:p text:style-name="P1"><text:span text:style-name="T25">decides about</text:span></text:p>
            <text:p text:style-name="P1"><text:span text:style-name="T26">how easy and simple it appears to you</text:span></text:p>
            <text:p text:style-name="P1"><text:span text:style-name="T6">to gain deep</text:span></text:p>
            <text:p text:style-name="P1"><text:span text:style-name="T16">UNDERSTANDING</text:span></text:p>
          </draw:text-box>
        </draw:frame>
      </draw:page>
      <draw:page draw:name="page15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27">WITH NO WORD FOR IT</text:span></text:p>
            <text:p text:style-name="P1"><text:span text:style-name="T6">it is not there for you (blind spot)</text:span></text:p>
            <text:p text:style-name="P1"><text:span text:style-name="T28"/></text:p>
            <text:p text:style-name="P1"><text:span text:style-name="T29">YOU NEED A WORD</text:span></text:p>
            <text:p text:style-name="P1"><text:span text:style-name="T3">TO SEE </text:span><text:span text:style-name="T5">(THINK ABOUT)</text:span><text:span text:style-name="T3"> IT</text:span><text:span text:style-name="T6"> <text:s/></text:span></text:p>
          </draw:text-box>
        </draw:frame>
      </draw:page>
      <draw:page draw:name="page16" draw:style-name="dp1" draw:master-page-name="Default">
        <draw:frame draw:style-name="gr2" draw:text-style-name="P2" draw:layer="layout" svg:width="27.94cm" svg:height="13.97cm" svg:x="0cm" svg:y="0cm">
          <draw:text-box>
            <text:p text:style-name="P1"><text:span text:style-name="T13">NON-AMBIGUOUS TERMS</text:span></text:p>
            <text:p text:style-name="P1"><text:span text:style-name="T30"/></text:p>
            <text:p text:style-name="P1"><text:span text:style-name="T6">are the best medicine</text:span></text:p>
            <text:p text:style-name="P1"><text:span text:style-name="T6">healing any kind of</text:span></text:p>
            <text:p text:style-name="P1"><text:span text:style-name="T31"/></text:p>
            <text:p text:style-name="P1"><text:span text:style-name="T16">SEVERE CONFUSION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2T14:22:06.969723192</meta:creation-date>
    <dc:date>2023-08-27T04:27:53.550986201</dc:date>
    <meta:editing-duration>PT9H10M50S</meta:editing-duration>
    <meta:editing-cycles>15</meta:editing-cycles>
    <meta:generator>LibreOffice/7.3.7.2$Linux_X86_64 LibreOffice_project/30$Build-2</meta:generator>
    <meta:document-statistic meta:object-count="16"/>
  </office:meta>
</office:document-meta>
</file>